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4">
      <style:paragraph-properties fo:margin-top="0in" fo:margin-bottom="0in" loext:contextual-spacing="false"/>
    </style:style>
    <style:style style:name="P8" style:family="paragraph" style:parent-style-name="Text_20_body" style:list-style-name="L5">
      <style:paragraph-properties fo:margin-top="0in" fo:margin-bottom="0in" loext:contextual-spacing="false"/>
    </style:style>
    <style:style style:name="P9" style:family="paragraph" style:parent-style-name="Preformatted_20_Text" style:list-style-name="L6"/>
    <style:style style:name="P10" style:family="paragraph" style:parent-style-name="Preformatted_20_Text">
      <style:paragraph-properties fo:margin-top="0in" fo:margin-bottom="0.1965in" loext:contextual-spacing="false"/>
    </style:style>
    <style:style style:name="P11" style:family="paragraph" style:parent-style-name="Preformatted_20_Text" style:list-style-name="L6">
      <style:paragraph-properties fo:margin-top="0in" fo:margin-bottom="0.1965in" loext: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sen und Schreiben von CSV-Dateien in Python </text:h>
      <text:p text:style-name="Text_20_body">Inhaltsverzeichnis </text:p>
      <text:section text:style-name="Sect1" text:name="toc">
        <text:list xml:id="list4221194577" text:style-name="L1">
          <text:list-item>
            <text:p text:style-name="P6"><text:a xlink:type="simple" xlink:href="https://realpython.com/python-csv/#what-is-a-csv-file" text:style-name="Internet_20_link" text:visited-style-name="Visited_20_Internet_20_Link">Was ist eine CSV-Datei? </text:a></text:p>
            <text:list>
              <text:list-item>
                <text:p text:style-name="P6"><text:a xlink:type="simple" xlink:href="https://realpython.com/python-csv/#where-do-csv-files-come-from" text:style-name="Internet_20_link" text:visited-style-name="Visited_20_Internet_20_Link">Woher kommen CSV-Dateien? </text:a></text:p>
              </text:list-item>
            </text:list>
          </text:list-item>
          <text:list-item>
            <text:p text:style-name="P6"><text:a xlink:type="simple" xlink:href="https://realpython.com/python-csv/#parsing-csv-files-with-pythons-built-in-csv-library" text:style-name="Internet_20_link" text:visited-style-name="Visited_20_Internet_20_Link">Analysieren von CSV-Dateien mit der integrierten CSV-Bibliothek von Python </text:a></text:p>
            <text:list>
              <text:list-item>
                <text:p text:style-name="P6"><text:a xlink:type="simple" xlink:href="https://realpython.com/python-csv/#reading-csv-files-with-csv" text:style-name="Internet_20_link" text:visited-style-name="Visited_20_Internet_20_Link">Lesen von CSV-Dateien mit csv </text:a></text:p>
              </text:list-item>
              <text:list-item>
                <text:p text:style-name="P6"><text:a xlink:type="simple" xlink:href="https://realpython.com/python-csv/#reading-csv-files-into-a-dictionary-with-csv" text:style-name="Internet_20_link" text:visited-style-name="Visited_20_Internet_20_Link">Einlesen von CSV-Dateien in ein Wörterbuch mit csv </text:a></text:p>
              </text:list-item>
              <text:list-item>
                <text:p text:style-name="P6"><text:a xlink:type="simple" xlink:href="https://realpython.com/python-csv/#optional-python-csv-reader-parameters" text:style-name="Internet_20_link" text:visited-style-name="Visited_20_Internet_20_Link">Optionale Python-CSV-Reader-Parameter </text:a></text:p>
              </text:list-item>
              <text:list-item>
                <text:p text:style-name="P6"><text:a xlink:type="simple" xlink:href="https://realpython.com/python-csv/#writing-csv-files-with-csv" text:style-name="Internet_20_link" text:visited-style-name="Visited_20_Internet_20_Link">Schreiben von CSV-Dateien mit csv </text:a></text:p>
              </text:list-item>
              <text:list-item>
                <text:p text:style-name="P6"><text:a xlink:type="simple" xlink:href="https://realpython.com/python-csv/#writing-csv-file-from-a-dictionary-with-csv" text:style-name="Internet_20_link" text:visited-style-name="Visited_20_Internet_20_Link">Schreiben einer CSV-Datei aus einem Wörterbuch mit csv </text:a></text:p>
              </text:list-item>
            </text:list>
          </text:list-item>
          <text:list-item>
            <text:p text:style-name="P6"><text:a xlink:type="simple" xlink:href="https://realpython.com/python-csv/#parsing-csv-files-with-the-pandas-library" text:style-name="Internet_20_link" text:visited-style-name="Visited_20_Internet_20_Link">Analysieren von CSV-Dateien mit der Pandas-Bibliothek </text:a></text:p>
            <text:list>
              <text:list-item>
                <text:p text:style-name="P6"><text:a xlink:type="simple" xlink:href="https://realpython.com/python-csv/#reading-csv-files-with-pandas" text:style-name="Internet_20_link" text:visited-style-name="Visited_20_Internet_20_Link">Lesen von CSV-Dateien mit Pandas </text:a></text:p>
              </text:list-item>
              <text:list-item>
                <text:p text:style-name="P6"><text:a xlink:type="simple" xlink:href="https://realpython.com/python-csv/#writing-csv-files-with-pandas" text:style-name="Internet_20_link" text:visited-style-name="Visited_20_Internet_20_Link">CSV-Dateien mit Pandas schreiben </text:a></text:p>
              </text:list-item>
            </text:list>
          </text:list-item>
          <text:list-item>
            <text:p text:style-name="P1"><text:a xlink:type="simple" xlink:href="https://realpython.com/python-csv/#conclusion" text:style-name="Internet_20_link" text:visited-style-name="Visited_20_Internet_20_Link">Fazit </text:a></text:p>
          </text:list-item>
        </text:list>
      </text:section>
      <text:p text:style-name="Text_20_body">Seien wir ehrlich: Sie müssen Informationen in und aus Ihren Programmen über mehr als nur die Tastatur und die Konsole abrufen. Der Austausch von Informationen über Textdateien ist eine gängige Methode, um Informationen zwischen Programmen auszutauschen. Eines der beliebtesten Formate für den Datenaustausch ist das CSV-Format. Aber wie benutzt man es? </text:p>
      <text:p text:style-name="Text_20_body">Lassen Sie uns eines klarstellen: Sie müssen (und werden) keinen eigenen CSV-Parser von Grund auf neu erstellen. Es gibt mehrere vollkommen akzeptable Bibliotheken, die Sie verwenden können. Die Python <text:a xlink:type="simple" xlink:href="https://docs.python.org/3/library/csv.html" text:style-name="Internet_20_link" text:visited-style-name="Visited_20_Internet_20_Link"><text:span text:style-name="Source_20_Text">csv</text:span></text:a><text:a xlink:type="simple" xlink:href="https://docs.python.org/3/library/csv.html" text:style-name="Internet_20_link" text:visited-style-name="Visited_20_Internet_20_Link">Bibliothek </text:a>wird in den meisten Fällen funktionieren. Wenn Ihre Arbeit viele Daten oder numerische Analysen erfordert, ist die <text:a xlink:type="simple" xlink:href="http://pandas.pydata.org/" text:style-name="Internet_20_link" text:visited-style-name="Visited_20_Internet_20_Link"><text:span text:style-name="Source_20_Text">pandas</text:span></text:a><text:a xlink:type="simple" xlink:href="http://pandas.pydata.org/" text:style-name="Internet_20_link" text:visited-style-name="Visited_20_Internet_20_Link">Bibliothek </text:a>verfügt auch über CSV-Parsing-Funktionen, die den Rest erledigen sollten. </text:p>
      <text:p text:style-name="Text_20_body">In diesem Artikel erfahren Sie, wie Sie CSV aus Textdateien mit Python lesen, verarbeiten und parsen. Sie werden sehen, wie CSV-Dateien funktionieren, und das Wichtigste lernen <text:span text:style-name="Source_20_Text">csv</text:span>Bibliothek, die in Python integriert ist, und sehen Sie, wie CSV-Parsing mit der funktioniert <text:a xlink:type="simple" xlink:href="https://realpython.com/pandas-python-explore-dataset/" text:style-name="Internet_20_link" text:visited-style-name="Visited_20_Internet_20_Link"><text:span text:style-name="Source_20_Text">pandas</text:span></text:a><text:a xlink:type="simple" xlink:href="https://realpython.com/pandas-python-explore-dataset/" text:style-name="Internet_20_link" text:visited-style-name="Visited_20_Internet_20_Link">Bibliothek </text:a>. </text:p>
      <text:p text:style-name="Text_20_body">Also lasst uns anfangen! </text:p>
      <text:h text:style-name="Heading_20_2" text:outline-level="2">Was ist eine CSV-Datei? </text:h>
      <text:p text:style-name="Text_20_body">Eine CSV-Datei (Comma Separated Values-Datei) ist eine Art Klartextdatei, die eine bestimmte Strukturierung verwendet, um tabellarische Daten anzuordnen. Da es sich um eine einfache Textdatei handelt, kann sie nur tatsächliche Textdaten enthalten – mit anderen Worten, druckbare <text:a xlink:type="simple" xlink:href="https://en.wikipedia.org/wiki/ASCII" text:style-name="Internet_20_link" text:visited-style-name="Visited_20_Internet_20_Link">ASCII- </text:a>oder <text:a xlink:type="simple" xlink:href="https://en.wikipedia.org/wiki/Unicode" text:style-name="Internet_20_link" text:visited-style-name="Visited_20_Internet_20_Link">Unicode </text:a>Zeichen. </text:p>
      <text:p text:style-name="Text_20_body">Die Struktur einer CSV-Datei wird durch ihren Namen verraten. Normalerweise verwenden CSV-Dateien ein Komma, um jeden spezifischen Datenwert zu trennen. So sieht diese Struktur aus: </text:p>
      <text:p text:style-name="Preformatted_20_Text"><text:span text:style-name="Source_20_Text">column 1 name,column 2 name, column 3 name</text:span></text:p>
      <text:p text:style-name="Preformatted_20_Text"><text:span text:style-name="Source_20_Text">first row data 1,first row data 2,first row data 3</text:span></text:p>
      <text:p text:style-name="Preformatted_20_Text"><text:span text:style-name="Source_20_Text">second row data 1,second row data 2,second row data 3</text:span></text:p>
      <text:p text:style-name="P10"><text:soft-page-break/><text:span text:style-name="Source_20_Text">...</text:span></text:p>
      <text:p text:style-name="Text_20_body">Beachten Sie, wie jedes Datenelement durch ein Komma getrennt ist. Normalerweise identifiziert die erste Zeile jedes Datenelement – ​​mit anderen Worten, den Namen einer Datenspalte. Jede nachfolgende Zeile danach sind tatsächliche Daten und werden nur durch Dateigrößenbeschränkungen begrenzt. </text:p>
      <text:p text:style-name="Text_20_body">Im Allgemeinen wird das Trennzeichen als Trennzeichen bezeichnet, und das Komma ist nicht das einzige, das verwendet wird. Andere beliebte Trennzeichen sind der Tabulator ( <text:span text:style-name="Source_20_Text">\t</text:span>), Doppelpunkt ( <text:span text:style-name="Source_20_Text">:</text:span>) und Semikolon ( <text:span text:style-name="Source_20_Text">;</text:span>) Figuren. Um eine CSV-Datei richtig analysieren zu können, müssen wir wissen, welches Trennzeichen verwendet wird. </text:p>
      <text:h text:style-name="Heading_20_3" text:outline-level="3">Woher kommen CSV-Dateien? </text:h>
      <text:p text:style-name="Text_20_body">CSV-Dateien werden normalerweise von Programmen erstellt, die große Datenmengen verarbeiten. Sie sind eine bequeme Möglichkeit, Daten aus Tabellenkalkulationen und Datenbanken zu exportieren sowie zu importieren oder in anderen Programmen zu verwenden. Beispielsweise können Sie die Ergebnisse eines Data-Mining-Programms in eine CSV-Datei exportieren und diese dann in eine Tabellenkalkulation importieren, um die Daten zu analysieren, Diagramme für eine Präsentation zu erstellen oder einen Bericht zur Veröffentlichung vorzubereiten. </text:p>
      <text:p text:style-name="Text_20_body">CSV-Dateien können sehr einfach programmgesteuert bearbeitet werden. Jede Sprache, die die Eingabe von Textdateien und die Manipulation von Zeichenfolgen unterstützt (wie Python), kann direkt mit CSV-Dateien arbeiten. </text:p>
      <text:h text:style-name="Heading_20_2" text:outline-level="2">Analysieren von CSV-Dateien mit der integrierten CSV-Bibliothek von Python </text:h>
      <text:p text:style-name="Text_20_body">Das <text:a xlink:type="simple" xlink:href="https://docs.python.org/3/library/csv.html" text:style-name="Internet_20_link" text:visited-style-name="Visited_20_Internet_20_Link"><text:span text:style-name="Source_20_Text">csv</text:span></text:a><text:a xlink:type="simple" xlink:href="https://docs.python.org/3/library/csv.html" text:style-name="Internet_20_link" text:visited-style-name="Visited_20_Internet_20_Link">Die Bibliothek </text:a>bietet Funktionen zum Lesen und Schreiben in CSV-Dateien. Es wurde entwickelt, um sofort mit Excel-generierten CSV-Dateien zu arbeiten, und lässt sich leicht an eine Vielzahl von CSV-Formaten anpassen. Das <text:span text:style-name="Source_20_Text">csv</text:span>Die Bibliothek enthält Objekte und anderen Code zum Lesen, Schreiben und Verarbeiten von Daten aus und in CSV-Dateien. </text:p>
      <text:h text:style-name="Heading_20_3" text:outline-level="3">Lesen von CSV-Dateien mit <text:span text:style-name="Source_20_Text">csv</text:span></text:h>
      <text:p text:style-name="Text_20_body">Das Auslesen aus einer CSV-Datei erfolgt über die <text:span text:style-name="Source_20_Text">reader</text:span>Objekt. Die CSV-Datei wird als Textdatei mit eingebautem Python geöffnet <text:span text:style-name="Source_20_Text">open()</text:span>Funktion, die ein Dateiobjekt zurückgibt. Diese wird dann an die weitergegeben <text:span text:style-name="Source_20_Text">reader</text:span>, die das schwere Heben erledigt. </text:p>
      <text:p text:style-name="Text_20_body">Hier ist die <text:span text:style-name="Source_20_Text">employee_birthday.txt</text:span>Datei: </text:p>
      <text:p text:style-name="Preformatted_20_Text"><text:span text:style-name="Source_20_Text">name,department,birthday month</text:span></text:p>
      <text:p text:style-name="Preformatted_20_Text"><text:span text:style-name="Source_20_Text">John Smith,Accounting,November</text:span></text:p>
      <text:p text:style-name="P10"><text:span text:style-name="Source_20_Text">Erica Meyers,IT,March</text:span></text:p>
      <text:p text:style-name="Text_20_body">Hier ist Code, um es zu lesen: </text:p>
      <text:p text:style-name="Preformatted_20_Text"><text:span text:style-name="Source_20_Text">import csv</text:span></text:p>
      <text:p text:style-name="Preformatted_20_Text"/>
      <text:p text:style-name="Preformatted_20_Text"><text:span text:style-name="Source_20_Text">with open('employee_birthday.txt') as csv_file:</text:span></text:p>
      <text:p text:style-name="Preformatted_20_Text"><text:span text:style-name="Source_20_Text"><text:s text:c="4"/>csv_reader = csv.reader(csv_file, delimiter=',')</text:span></text:p>
      <text:p text:style-name="Preformatted_20_Text"><text:span text:style-name="Source_20_Text"><text:s text:c="4"/>line_count = 0</text:span></text:p>
      <text:p text:style-name="Preformatted_20_Text"><text:soft-page-break/><text:span text:style-name="Source_20_Text"><text:s text:c="4"/>for row in csv_reader:</text:span></text:p>
      <text:p text:style-name="Preformatted_20_Text"><text:span text:style-name="Source_20_Text"><text:s text:c="8"/>if line_count == 0:</text:span></text:p>
      <text:p text:style-name="Preformatted_20_Text"><text:span text:style-name="Source_20_Text"><text:s text:c="12"/>print(f'Column names are {", ".join(row)}')</text:span></text:p>
      <text:p text:style-name="Preformatted_20_Text"><text:span text:style-name="Source_20_Text"><text:s text:c="12"/>line_count += 1</text:span></text:p>
      <text:p text:style-name="Preformatted_20_Text"><text:span text:style-name="Source_20_Text"><text:s text:c="8"/>else:</text:span></text:p>
      <text:p text:style-name="Preformatted_20_Text"><text:span text:style-name="Source_20_Text"><text:s text:c="12"/>print(f'\t{row[0]} works in the {row[1]} department, and was born in {row[2]}.')</text:span></text:p>
      <text:p text:style-name="Preformatted_20_Text"><text:span text:style-name="Source_20_Text"><text:s text:c="12"/>line_count += 1</text:span></text:p>
      <text:p text:style-name="P10"><text:span text:style-name="Source_20_Text"><text:s text:c="4"/>print(f'Processed {line_count} lines.')</text:span></text:p>
      <text:p text:style-name="Text_20_body">Dies führt zu folgender Ausgabe: </text:p>
      <text:p text:style-name="Preformatted_20_Text"><text:span text:style-name="Source_20_Text">Column names are name, department, birthday month</text:span></text:p>
      <text:p text:style-name="Preformatted_20_Text"><text:span text:style-name="Source_20_Text"><text:s text:c="4"/>John Smith works in the Accounting department, and was born in November.</text:span></text:p>
      <text:p text:style-name="Preformatted_20_Text"><text:span text:style-name="Source_20_Text"><text:s text:c="4"/>Erica Meyers works in the IT department, and was born in March.</text:span></text:p>
      <text:p text:style-name="P10"><text:span text:style-name="Source_20_Text">Processed 3 lines.</text:span></text:p>
      <text:p text:style-name="Text_20_body">Jede Zeile, die von zurückgegeben wird <text:span text:style-name="Source_20_Text">reader</text:span>ist eine Liste von <text:span text:style-name="Source_20_Text">String</text:span>Elemente, die die durch Entfernen der Trennzeichen gefundenen Daten enthalten. Die erste zurückgegebene Zeile enthält die Spaltennamen, die auf besondere Weise gehandhabt werden. </text:p>
      <text:h text:style-name="Heading_20_3" text:outline-level="3">Einlesen von CSV-Dateien in ein Wörterbuch mit <text:span text:style-name="Source_20_Text">csv</text:span></text:h>
      <text:p text:style-name="Text_20_body">Anstatt sich mit einer Liste von Einzelpersonen zu befassen <text:span text:style-name="Source_20_Text">String</text:span>-Elemente können Sie CSV-Daten auch direkt in ein Wörterbuch (technisch gesehen ein <text:a xlink:type="simple" xlink:href="https://realpython.com/python-ordereddict/" text:style-name="Internet_20_link" text:visited-style-name="Visited_20_Internet_20_Link">geordnetes Wörterbuch </text:a>) einlesen. </text:p>
      <text:p text:style-name="Text_20_body">Wieder unsere Eingabedatei, <text:span text:style-name="Source_20_Text">employee_birthday.txt</text:span>ist wie folgt: </text:p>
      <text:p text:style-name="Preformatted_20_Text"><text:span text:style-name="Source_20_Text">name,department,birthday month</text:span></text:p>
      <text:p text:style-name="Preformatted_20_Text"><text:span text:style-name="Source_20_Text">John Smith,Accounting,November</text:span></text:p>
      <text:p text:style-name="P10"><text:span text:style-name="Source_20_Text">Erica Meyers,IT,March</text:span></text:p>
      <text:p text:style-name="Text_20_body">als <text:a xlink:type="simple" xlink:href="https://realpython.com/python-dicts/" text:style-name="Internet_20_link" text:visited-style-name="Visited_20_Internet_20_Link">Wörterbuch </text:a>diesmal </text:p>
      <text:p text:style-name="Preformatted_20_Text"><text:span text:style-name="Source_20_Text">import csv</text:span></text:p>
      <text:p text:style-name="Preformatted_20_Text"/>
      <text:p text:style-name="Preformatted_20_Text"><text:span text:style-name="Source_20_Text">with open('employee_birthday.txt', mode='r') as csv_file:</text:span></text:p>
      <text:p text:style-name="Preformatted_20_Text"><text:span text:style-name="Source_20_Text"><text:s text:c="4"/>csv_reader = csv.DictReader(csv_file)</text:span></text:p>
      <text:p text:style-name="Preformatted_20_Text"><text:span text:style-name="Source_20_Text"><text:s text:c="4"/>line_count = 0</text:span></text:p>
      <text:p text:style-name="Preformatted_20_Text"><text:span text:style-name="Source_20_Text"><text:s text:c="4"/>for row in csv_reader:</text:span></text:p>
      <text:p text:style-name="Preformatted_20_Text"><text:span text:style-name="Source_20_Text"><text:s text:c="8"/>if line_count == 0:</text:span></text:p>
      <text:p text:style-name="Preformatted_20_Text"><text:span text:style-name="Source_20_Text"><text:s text:c="12"/>print(f'Column names are {", ".join(row)}')</text:span></text:p>
      <text:p text:style-name="Preformatted_20_Text"><text:span text:style-name="Source_20_Text"><text:s text:c="12"/>line_count += 1</text:span></text:p>
      <text:p text:style-name="Preformatted_20_Text"><text:span text:style-name="Source_20_Text"><text:s text:c="8"/>print(f'\t{row["name"]} works in the {row["department"]} department, and was born in {row["birthday month"]}.')</text:span></text:p>
      <text:p text:style-name="Preformatted_20_Text"><text:span text:style-name="Source_20_Text"><text:s text:c="8"/>line_count += 1</text:span></text:p>
      <text:p text:style-name="P10"><text:span text:style-name="Source_20_Text"><text:s text:c="4"/>print(f'Processed {line_count} lines.')</text:span></text:p>
      <text:p text:style-name="Text_20_body">Dies ergibt die gleiche Ausgabe wie zuvor: </text:p>
      <text:p text:style-name="Preformatted_20_Text"><text:span text:style-name="Source_20_Text">Column names are name, department, birthday month</text:span></text:p>
      <text:p text:style-name="Preformatted_20_Text"><text:span text:style-name="Source_20_Text"><text:s text:c="4"/>John Smith works in the Accounting department, and was born in November.</text:span></text:p>
      <text:p text:style-name="Preformatted_20_Text"><text:span text:style-name="Source_20_Text"><text:s text:c="4"/>Erica Meyers works in the IT department, and was born in March.</text:span></text:p>
      <text:p text:style-name="P10"><text:span text:style-name="Source_20_Text">Processed 3 lines.</text:span></text:p>
      <text:p text:style-name="Text_20_body">Woher stammen die Wörterbuchschlüssel? Es wird davon ausgegangen, dass die erste Zeile der CSV-Datei die Schlüssel zum Erstellen des Wörterbuchs enthält. Wenn Sie diese nicht in Ihrer CSV-Datei haben, sollten Sie Ihre eigenen Schlüssel angeben, indem Sie die <text:span text:style-name="Source_20_Text">fieldnames</text:span>optionale Parameter zu einer Liste, die sie enthält. </text:p>
      <text:h text:style-name="Heading_20_3" text:outline-level="3"><text:soft-page-break/>Optionale Python-CSV <text:span text:style-name="Source_20_Text">reader</text:span>Parameter </text:h>
      <text:p text:style-name="Text_20_body">Das <text:span text:style-name="Source_20_Text">reader</text:span>-Objekt kann verschiedene Stile von CSV-Dateien verarbeiten, indem <text:a xlink:type="simple" xlink:href="https://docs.python.org/3/library/csv.html?highlight=csv#csv-fmt-params" text:style-name="Internet_20_link" text:visited-style-name="Visited_20_Internet_20_Link">zusätzliche Parameter </text:a>, von denen einige unten gezeigt werden: </text:p>
      <text:list xml:id="list2677351242" text:style-name="L2">
        <text:list-item>
          <text:p text:style-name="P2"><text:span text:style-name="Source_20_Text">delimiter</text:span>gibt das Zeichen an, das zum Trennen der einzelnen Felder verwendet wird. Der Standardwert ist das Komma ( <text:span text:style-name="Source_20_Text">','</text:span>). </text:p>
        </text:list-item>
        <text:list-item>
          <text:p text:style-name="P2"><text:span text:style-name="Source_20_Text">quotechar</text:span>gibt das Zeichen an, das verwendet wird, um Felder einzuschließen, die das Trennzeichen enthalten. Der Standardwert ist ein doppeltes Anführungszeichen ( <text:span text:style-name="Source_20_Text">' " '</text:span>). </text:p>
        </text:list-item>
        <text:list-item>
          <text:p text:style-name="P2"><text:span text:style-name="Source_20_Text">escapechar</text:span>gibt das Zeichen an, das verwendet wird, um das Trennzeichen zu maskieren, falls keine Anführungszeichen verwendet werden. Der Standardwert ist kein Escape-Zeichen. </text:p>
        </text:list-item>
      </text:list>
      <text:p text:style-name="Text_20_body">Diese Parameter bedürfen einer weiteren Erläuterung. Angenommen, Sie arbeiten mit Folgendem <text:span text:style-name="Source_20_Text">employee_addresses.txt</text:span>Datei: </text:p>
      <text:p text:style-name="Preformatted_20_Text"><text:span text:style-name="Source_20_Text">name,address,date joined</text:span></text:p>
      <text:p text:style-name="Preformatted_20_Text"><text:span text:style-name="Source_20_Text">john smith,1132 Anywhere Lane Hoboken NJ, 07030,Jan 4</text:span></text:p>
      <text:p text:style-name="P10"><text:span text:style-name="Source_20_Text">erica meyers,1234 Smith Lane Hoboken NJ, 07030,March 2</text:span></text:p>
      <text:p text:style-name="Text_20_body">Diese CSV-Datei enthält drei Felder: <text:span text:style-name="Source_20_Text">name</text:span>, <text:span text:style-name="Source_20_Text">address</text:span>, und <text:span text:style-name="Source_20_Text">date joined</text:span>, die durch Kommas getrennt werden. Das Problem ist, dass die Daten für die <text:span text:style-name="Source_20_Text">address</text:span>enthält auch ein Komma zur Angabe der Postleitzahl. </text:p>
      <text:p text:style-name="Text_20_body">Es gibt drei verschiedene Möglichkeiten, mit dieser Situation umzugehen: </text:p>
      <text:list xml:id="list530695862" text:style-name="L3">
        <text:list-item>
          <text:p text:style-name="P3"><text:span text:style-name="Strong_20_Emphasis">Verwenden Sie ein anderes Trennzeichen </text:span><text:line-break/>Auf diese Weise kann das Komma sicher in den Daten selbst verwendet werden. Sie verwenden die <text:span text:style-name="Source_20_Text">delimiter</text:span>optionaler Parameter zur Angabe des neuen Trennzeichens. </text:p>
        </text:list-item>
        <text:list-item>
          <text:p text:style-name="P3"><text:span text:style-name="Strong_20_Emphasis">Schließen Sie die Daten in Anführungszeichen ein </text:span><text:line-break/>Die Besonderheit des von Ihnen gewählten Trennzeichens wird in Zeichenfolgen in Anführungszeichen ignoriert. Daher können Sie das für die Anführungszeichen verwendete Zeichen mit angeben <text:span text:style-name="Source_20_Text">quotechar</text:span>optionaler Parameter. Solange dieses Zeichen auch nicht in den Daten erscheint, ist alles in Ordnung. </text:p>
        </text:list-item>
        <text:list-item>
          <text:p text:style-name="P3"><text:span text:style-name="Strong_20_Emphasis">Escapezeichen für die Trennzeichen in den Daten </text:span><text:line-break/>Escape-Zeichen funktionieren genauso wie in Format-Strings und machen die Interpretation des Escape-Zeichens (in diesem Fall das Trennzeichen) zunichte. Wenn ein Escape-Zeichen verwendet wird, muss es mit angegeben werden <text:span text:style-name="Source_20_Text">escapechar</text:span>optionaler Parameter. </text:p>
        </text:list-item>
      </text:list>
      <text:h text:style-name="Heading_20_3" text:outline-level="3">Schreiben von CSV-Dateien mit <text:span text:style-name="Source_20_Text">csv</text:span></text:h>
      <text:p text:style-name="Text_20_body">Sie können auch mit a in eine CSV-Datei schreiben <text:span text:style-name="Source_20_Text">writer</text:span>Objekt und die <text:span text:style-name="Source_20_Text">.write_row()</text:span>Methode: </text:p>
      <text:p text:style-name="Preformatted_20_Text"><text:span text:style-name="Source_20_Text">import csv</text:span></text:p>
      <text:p text:style-name="Preformatted_20_Text"/>
      <text:p text:style-name="Preformatted_20_Text"><text:span text:style-name="Source_20_Text">with open('employee_file.csv', mode='w') as employee_file:</text:span></text:p>
      <text:p text:style-name="Preformatted_20_Text"><text:span text:style-name="Source_20_Text"><text:s text:c="4"/>employee_writer = csv.writer(employee_file, delimiter=',', quotechar='"', quoting=csv.QUOTE_MINIMAL)</text:span></text:p>
      <text:p text:style-name="Preformatted_20_Text"/>
      <text:p text:style-name="Preformatted_20_Text"><text:soft-page-break/><text:span text:style-name="Source_20_Text"><text:s text:c="4"/>employee_writer.writerow(['John Smith', 'Accounting', 'November'])</text:span></text:p>
      <text:p text:style-name="P10"><text:span text:style-name="Source_20_Text"><text:s text:c="4"/>employee_writer.writerow(['Erica Meyers', 'IT', 'March'])</text:span></text:p>
      <text:p text:style-name="Text_20_body">Das <text:span text:style-name="Source_20_Text">quotechar</text:span>optionaler Parameter teilt dem mit <text:span text:style-name="Source_20_Text">writer</text:span>welches Zeichen verwendet werden soll, um Felder beim Schreiben zu zitieren. Ob Zitieren verwendet wird oder nicht, wird jedoch von der bestimmt <text:span text:style-name="Source_20_Text">quoting</text:span>optionaler Parameter: </text:p>
      <text:list xml:id="list2542077656" text:style-name="L4">
        <text:list-item>
          <text:p text:style-name="P7">Wenn <text:span text:style-name="Source_20_Text">quoting</text:span>ist eingestellt auf <text:span text:style-name="Source_20_Text">csv.QUOTE_MINIMAL</text:span>, dann <text:span text:style-name="Source_20_Text">.writerow()</text:span>wird Felder nur dann in Anführungszeichen setzen, wenn sie die enthalten <text:span text:style-name="Source_20_Text">delimiter</text:span>oder der <text:span text:style-name="Source_20_Text">quotechar</text:span>. Dies ist der Standardfall. </text:p>
        </text:list-item>
        <text:list-item>
          <text:p text:style-name="P7">Wenn <text:span text:style-name="Source_20_Text">quoting</text:span>ist eingestellt auf <text:span text:style-name="Source_20_Text">csv.QUOTE_ALL</text:span>, dann <text:span text:style-name="Source_20_Text">.writerow()</text:span>wird alle Felder zitieren. </text:p>
        </text:list-item>
        <text:list-item>
          <text:p text:style-name="P7">Wenn <text:span text:style-name="Source_20_Text">quoting</text:span>ist eingestellt auf <text:span text:style-name="Source_20_Text">csv.QUOTE_NONNUMERIC</text:span>, dann <text:span text:style-name="Source_20_Text">.writerow()</text:span>setzt alle Felder mit Textdaten in Anführungszeichen und wandelt alle numerischen Felder in um <text:span text:style-name="Source_20_Text">float</text:span>Datentyp. </text:p>
        </text:list-item>
        <text:list-item>
          <text:p text:style-name="P4">Wenn <text:span text:style-name="Source_20_Text">quoting</text:span>ist eingestellt auf <text:span text:style-name="Source_20_Text">csv.QUOTE_NONE</text:span>, dann <text:span text:style-name="Source_20_Text">.writerow()</text:span>wird Trennzeichen maskieren, anstatt sie zu zitieren. In diesem Fall müssen Sie auch einen Wert für angeben <text:span text:style-name="Source_20_Text">escapechar</text:span>optionaler Parameter. </text:p>
        </text:list-item>
      </text:list>
      <text:p text:style-name="Text_20_body">Das Zurücklesen der Datei im Klartext zeigt, dass die Datei wie folgt erstellt wird: </text:p>
      <text:p text:style-name="Preformatted_20_Text"><text:span text:style-name="Source_20_Text">John Smith,Accounting,November</text:span></text:p>
      <text:p text:style-name="P10"><text:span text:style-name="Source_20_Text">Erica Meyers,IT,March</text:span></text:p>
      <text:h text:style-name="Heading_20_3" text:outline-level="3">Schreiben einer CSV-Datei aus einem Wörterbuch mit <text:span text:style-name="Source_20_Text">csv</text:span></text:h>
      <text:p text:style-name="Text_20_body">Da Sie unsere Daten in ein Wörterbuch einlesen können, ist es nur fair, dass Sie sie auch aus einem Wörterbuch herausschreiben können sollten: </text:p>
      <text:p text:style-name="Preformatted_20_Text"><text:span text:style-name="Source_20_Text">import csv</text:span></text:p>
      <text:p text:style-name="Preformatted_20_Text"/>
      <text:p text:style-name="Preformatted_20_Text"><text:span text:style-name="Source_20_Text">with open('employee_file2.csv', mode='w') as csv_file:</text:span></text:p>
      <text:p text:style-name="Preformatted_20_Text"><text:span text:style-name="Source_20_Text"><text:s text:c="4"/>fieldnames = ['emp_name', 'dept', 'birth_month']</text:span></text:p>
      <text:p text:style-name="Preformatted_20_Text"><text:span text:style-name="Source_20_Text"><text:s text:c="4"/>writer = csv.DictWriter(csv_file, fieldnames=fieldnames)</text:span></text:p>
      <text:p text:style-name="Preformatted_20_Text"/>
      <text:p text:style-name="Preformatted_20_Text"><text:span text:style-name="Source_20_Text"><text:s text:c="4"/>writer.writeheader()</text:span></text:p>
      <text:p text:style-name="Preformatted_20_Text"><text:span text:style-name="Source_20_Text"><text:s text:c="4"/>writer.writerow({'emp_name': 'John Smith', 'dept': 'Accounting', 'birth_month': 'November'})</text:span></text:p>
      <text:p text:style-name="P10"><text:span text:style-name="Source_20_Text"><text:s text:c="4"/>writer.writerow({'emp_name': 'Erica Meyers', 'dept': 'IT', 'birth_month': 'March'})</text:span></text:p>
      <text:p text:style-name="Text_20_body">nicht wie <text:span text:style-name="Source_20_Text">DictReader</text:span>, das <text:span text:style-name="Source_20_Text">fieldnames</text:span>Der Parameter ist beim Schreiben eines Wörterbuchs erforderlich. Das macht Sinn, wenn man darüber nachdenkt: ohne eine Liste von <text:span text:style-name="Source_20_Text">fieldnames</text:span>, das <text:span text:style-name="Source_20_Text">DictWriter</text:span>nicht wissen, welche Schlüssel zum Abrufen von Werten aus Ihren Wörterbüchern verwendet werden sollen. Es verwendet auch die Schlüssel in <text:span text:style-name="Source_20_Text">fieldnames</text:span>um die erste Zeile als Spaltennamen auszuschreiben. </text:p>
      <text:p text:style-name="Text_20_body">Der obige Code generiert die folgende Ausgabedatei: </text:p>
      <text:p text:style-name="Preformatted_20_Text"><text:span text:style-name="Source_20_Text">emp_name,dept,birth_month</text:span></text:p>
      <text:p text:style-name="Preformatted_20_Text"><text:span text:style-name="Source_20_Text">John Smith,Accounting,November</text:span></text:p>
      <text:p text:style-name="P10"><text:span text:style-name="Source_20_Text">Erica Meyers,IT,March</text:span></text:p>
      <text:h text:style-name="Heading_20_2" text:outline-level="2"><text:soft-page-break/>Analysieren von CSV-Dateien mit der <text:span text:style-name="Source_20_Text">pandas</text:span>Bibliothek </text:h>
      <text:p text:style-name="Text_20_body">Natürlich ist die Python-CSV-Bibliothek nicht das einzige Spiel in der Stadt. <text:a xlink:type="simple" xlink:href="https://realpython.com/pandas-read-write-files/#read-a-csv-file" text:style-name="Internet_20_link" text:visited-style-name="Visited_20_Internet_20_Link">Das Lesen von CSV-Dateien </text:a>ist möglich in <text:a xlink:type="simple" xlink:href="http://pandas.pydata.org/index.html" text:style-name="Internet_20_link" text:visited-style-name="Visited_20_Internet_20_Link"><text:span text:style-name="Source_20_Text">pandas</text:span></text:a>auch. Es wird dringend empfohlen, wenn Sie viele Daten analysieren müssen. </text:p>
      <text:p text:style-name="Text_20_body"><text:span text:style-name="Source_20_Text">pandas</text:span>ist eine Open-Source-Python-Bibliothek, die leistungsstarke Datenanalysetools und einfach zu verwendende Datenstrukturen bietet. <text:span text:style-name="Source_20_Text">pandas</text:span>ist für alle Python-Installationen verfügbar, aber es ist ein wichtiger Bestandteil der <text:a xlink:type="simple" xlink:href="https://www.anaconda.com/" text:style-name="Internet_20_link" text:visited-style-name="Visited_20_Internet_20_Link">Anaconda </text:a>Distribution und funktioniert sehr gut in <text:a xlink:type="simple" xlink:href="https://jupyter.org/" text:style-name="Internet_20_link" text:visited-style-name="Visited_20_Internet_20_Link">Jupyter-Notebooks </text:a>, um Daten, Code, Analyseergebnisse, Visualisierungen und erklärenden Text zu teilen. </text:p>
      <text:p text:style-name="Text_20_body">Installieren <text:span text:style-name="Source_20_Text">pandas</text:span>und seine Abhängigkeiten in <text:span text:style-name="Source_20_Text">Anaconda</text:span>ist einfach gemacht: </text:p>
      <text:p text:style-name="P10"><text:span text:style-name="Source_20_Text">$ conda install pandas</text:span></text:p>
      <text:p text:style-name="Text_20_body">Genauso wie die Verwendung <text:a xlink:type="simple" xlink:href="https://realpython.com/pipenv-guide/" text:style-name="Internet_20_link" text:visited-style-name="Visited_20_Internet_20_Link"><text:span text:style-name="Source_20_Text">pip</text:span></text:a><text:a xlink:type="simple" xlink:href="https://realpython.com/pipenv-guide/" text:style-name="Internet_20_link" text:visited-style-name="Visited_20_Internet_20_Link">/ </text:a><text:a xlink:type="simple" xlink:href="https://realpython.com/pipenv-guide/" text:style-name="Internet_20_link" text:visited-style-name="Visited_20_Internet_20_Link"><text:span text:style-name="Source_20_Text">pipenv</text:span></text:a>für andere Python-Installationen: </text:p>
      <text:p text:style-name="P10"><text:span text:style-name="Source_20_Text">$ pip install pandas</text:span></text:p>
      <text:p text:style-name="Text_20_body">Wir werden uns nicht mit den Einzelheiten des Wie befassen <text:span text:style-name="Source_20_Text">pandas</text:span>funktioniert oder wie man es benutzt. Für eine eingehende Behandlung über die Verwendung <text:span text:style-name="Source_20_Text">pandas</text:span>große Datensätze zu lesen und zu analysieren, lesen <text:a xlink:type="simple" xlink:href="https://realpython.com/team/stiwari/" text:style-name="Internet_20_link" text:visited-style-name="Visited_20_Internet_20_Link">Shantnu Tiwari </text:a>hervorragenden Artikel <text:a xlink:type="simple" xlink:href="https://realpython.com/working-with-large-excel-files-in-pandas/" text:style-name="Internet_20_link" text:visited-style-name="Visited_20_Internet_20_Link">Arbeit mit großen Excel-Dateien in Pandas </text:a>. </text:p>
      <text:h text:style-name="Heading_20_3" text:outline-level="3">Lesen von CSV-Dateien mit <text:span text:style-name="Source_20_Text">pandas</text:span></text:h>
      <text:p text:style-name="Text_20_body">Um etwas von der Macht zu zeigen <text:span text:style-name="Source_20_Text">pandas</text:span>CSV-Fähigkeiten habe ich eine etwas komplizierter zu lesende Datei erstellt, genannt <text:span text:style-name="Source_20_Text">hrdata.csv</text:span>. Es enthält Daten über Mitarbeiter des Unternehmens: </text:p>
      <text:p text:style-name="Preformatted_20_Text"><text:span text:style-name="Source_20_Text">Name,Hire Date,Salary,Sick Days remaining</text:span></text:p>
      <text:p text:style-name="Preformatted_20_Text"><text:span text:style-name="Source_20_Text">Graham Chapman,03/15/14,50000.00,10</text:span></text:p>
      <text:p text:style-name="Preformatted_20_Text"><text:span text:style-name="Source_20_Text">John Cleese,06/01/15,65000.00,8</text:span></text:p>
      <text:p text:style-name="Preformatted_20_Text"><text:span text:style-name="Source_20_Text">Eric Idle,05/12/14,45000.00,10</text:span></text:p>
      <text:p text:style-name="Preformatted_20_Text"><text:span text:style-name="Source_20_Text">Terry Jones,11/01/13,70000.00,3</text:span></text:p>
      <text:p text:style-name="Preformatted_20_Text"><text:span text:style-name="Source_20_Text">Terry Gilliam,08/12/14,48000.00,7</text:span></text:p>
      <text:p text:style-name="P10"><text:span text:style-name="Source_20_Text">Michael Palin,05/23/13,66000.00,8</text:span></text:p>
      <text:p text:style-name="Text_20_body">Einlesen der CSV in a <text:span text:style-name="Source_20_Text">pandas</text:span> <text:a xlink:type="simple" xlink:href="https://realpython.com/pandas-dataframe/" text:style-name="Internet_20_link" text:visited-style-name="Visited_20_Internet_20_Link"><text:span text:style-name="Source_20_Text">DataFrame</text:span></text:a>geht schnell und unkompliziert: </text:p>
      <text:p text:style-name="Preformatted_20_Text"><text:span text:style-name="Source_20_Text">import pandas</text:span></text:p>
      <text:p text:style-name="Preformatted_20_Text"><text:span text:style-name="Source_20_Text">df = pandas.read_csv('hrdata.csv')</text:span></text:p>
      <text:p text:style-name="P10"><text:span text:style-name="Source_20_Text">print(df)</text:span></text:p>
      <text:p text:style-name="Text_20_body">Das war's: drei Zeilen Code, und nur eine davon erledigt die eigentliche Arbeit. <text:span text:style-name="Source_20_Text">pandas.read_csv()</text:span>öffnet, analysiert und liest die bereitgestellte CSV-Datei und speichert die Daten in einem <text:a xlink:type="simple" xlink:href="https://pandas.pydata.org/pandas-docs/stable/generated/pandas.DataFrame.html" text:style-name="Internet_20_link" text:visited-style-name="Visited_20_Internet_20_Link">DataFrame </text:a>. Drucken der <text:span text:style-name="Source_20_Text">DataFrame</text:span>ergibt folgende Ausgabe: </text:p>
      <text:p text:style-name="Preformatted_20_Text"><text:span text:style-name="Source_20_Text"><text:s text:c="13"/>Name Hire Date <text:s text:c="2"/>Salary <text:s/>Sick Days remaining</text:span></text:p>
      <text:p text:style-name="Preformatted_20_Text"><text:span text:style-name="Source_20_Text">0 <text:s/>Graham Chapman <text:s/>03/15/14 <text:s/>50000.0 <text:s text:c="18"/>10</text:span></text:p>
      <text:p text:style-name="Preformatted_20_Text"><text:span text:style-name="Source_20_Text">1 <text:s text:c="4"/>John Cleese <text:s/>06/01/15 <text:s/>65000.0 <text:s text:c="19"/>8</text:span></text:p>
      <text:p text:style-name="Preformatted_20_Text"><text:span text:style-name="Source_20_Text">2 <text:s text:c="6"/>Eric Idle <text:s/>05/12/14 <text:s/>45000.0 <text:s text:c="18"/>10</text:span></text:p>
      <text:p text:style-name="Preformatted_20_Text"><text:span text:style-name="Source_20_Text">3 <text:s text:c="4"/>Terry Jones <text:s/>11/01/13 <text:s/>70000.0 <text:s text:c="19"/>3</text:span></text:p>
      <text:p text:style-name="Preformatted_20_Text"><text:span text:style-name="Source_20_Text">4 <text:s text:c="2"/>Terry Gilliam <text:s/>08/12/14 <text:s/>48000.0 <text:s text:c="19"/>7</text:span></text:p>
      <text:p text:style-name="P10"><text:span text:style-name="Source_20_Text">5 <text:s text:c="2"/>Michael Palin <text:s/>05/23/13 <text:s/>66000.0 <text:s text:c="19"/>8</text:span></text:p>
      <text:p text:style-name="Text_20_body"><text:soft-page-break/>Hier sind einige erwähnenswerte Punkte: </text:p>
      <text:list xml:id="list3982300014" text:style-name="L5">
        <text:list-item>
          <text:p text:style-name="P8">Zuerst, <text:span text:style-name="Source_20_Text">pandas</text:span>erkannte, dass die erste Zeile der CSV-Datei Spaltennamen enthielt, und verwendete sie automatisch. Ich nenne das Güte. </text:p>
        </text:list-item>
        <text:list-item>
          <text:p text:style-name="P8">Jedoch, <text:span text:style-name="Source_20_Text">pandas</text:span>verwendet auch nullbasierte Integer-Indizes in der <text:span text:style-name="Source_20_Text">DataFrame</text:span>. Das liegt daran, dass wir ihm nicht gesagt haben, was unser Index sein soll. </text:p>
        </text:list-item>
        <text:list-item>
          <text:p text:style-name="P5">Wenn Sie sich außerdem die Datentypen unserer Spalten ansehen, werden Sie sehen <text:span text:style-name="Source_20_Text">pandas</text:span>hat das richtig konvertiert <text:span text:style-name="Source_20_Text">Salary</text:span>und <text:span text:style-name="Source_20_Text">Sick Days remaining</text:span>Spalten zu Zahlen, aber die <text:span text:style-name="Source_20_Text">Hire Date</text:span>Spalte ist immer noch a <text:span text:style-name="Source_20_Text">String</text:span>. Dies lässt sich im interaktiven Modus leicht bestätigen: </text:p>
        </text:list-item>
      </text:list>
      <text:list xml:id="list697052954" text:style-name="L6">
        <text:list-item>
          <text:p text:style-name="P9"><text:span text:style-name="Source_20_Text">&gt;&gt;&gt; print(type(df['Hire Date'][0]))</text:span></text:p>
          <text:p text:style-name="P11"><text:span text:style-name="Source_20_Text">&lt;class 'str'&gt;</text:span></text:p>
        </text:list-item>
      </text:list>
      <text:p text:style-name="Text_20_body">Lassen Sie uns diese Probleme einzeln angehen. Um eine andere Spalte als die zu verwenden <text:span text:style-name="Source_20_Text">DataFrame</text:span>Index, fügen Sie die hinzu <text:span text:style-name="Source_20_Text">index_col</text:span>optionaler Parameter: </text:p>
      <text:p text:style-name="Preformatted_20_Text"><text:span text:style-name="Source_20_Text">import pandas</text:span></text:p>
      <text:p text:style-name="Preformatted_20_Text"><text:span text:style-name="Source_20_Text">df = pandas.read_csv('hrdata.csv', index_col='Name')</text:span></text:p>
      <text:p text:style-name="P10"><text:span text:style-name="Source_20_Text">print(df)</text:span></text:p>
      <text:p text:style-name="Text_20_body">Jetzt die <text:span text:style-name="Source_20_Text">Name</text:span>Feld ist unser <text:span text:style-name="Source_20_Text">DataFrame</text:span>Index: </text:p>
      <text:p text:style-name="Preformatted_20_Text"><text:span text:style-name="Source_20_Text"><text:s text:c="15"/>Hire Date <text:s text:c="2"/>Salary <text:s/>Sick Days remaining</text:span></text:p>
      <text:p text:style-name="Preformatted_20_Text"><text:span text:style-name="Source_20_Text">Name <text:s text:c="49"/></text:span></text:p>
      <text:p text:style-name="Preformatted_20_Text"><text:span text:style-name="Source_20_Text">Graham Chapman <text:s/>03/15/14 <text:s/>50000.0 <text:s text:c="18"/>10</text:span></text:p>
      <text:p text:style-name="Preformatted_20_Text"><text:span text:style-name="Source_20_Text">John Cleese <text:s text:c="4"/>06/01/15 <text:s/>65000.0 <text:s text:c="19"/>8</text:span></text:p>
      <text:p text:style-name="Preformatted_20_Text"><text:span text:style-name="Source_20_Text">Eric Idle <text:s text:c="6"/>05/12/14 <text:s/>45000.0 <text:s text:c="18"/>10</text:span></text:p>
      <text:p text:style-name="Preformatted_20_Text"><text:span text:style-name="Source_20_Text">Terry Jones <text:s text:c="4"/>11/01/13 <text:s/>70000.0 <text:s text:c="19"/>3</text:span></text:p>
      <text:p text:style-name="Preformatted_20_Text"><text:span text:style-name="Source_20_Text">Terry Gilliam <text:s text:c="2"/>08/12/14 <text:s/>48000.0 <text:s text:c="19"/>7</text:span></text:p>
      <text:p text:style-name="P10"><text:span text:style-name="Source_20_Text">Michael Palin <text:s text:c="2"/>05/23/13 <text:s/>66000.0 <text:s text:c="19"/>8</text:span></text:p>
      <text:p text:style-name="Text_20_body">Als nächstes fixieren wir den Datentyp der <text:span text:style-name="Source_20_Text">Hire Date</text:span>aufstellen. Sie können zwingen <text:span text:style-name="Source_20_Text">pandas</text:span>um Daten als Datum mit dem zu lesen <text:span text:style-name="Source_20_Text">parse_dates</text:span>optionaler Parameter, der als Liste von Spaltennamen definiert ist, die als Datumsangaben behandelt werden sollen: </text:p>
      <text:p text:style-name="Preformatted_20_Text"><text:span text:style-name="Source_20_Text">import pandas</text:span></text:p>
      <text:p text:style-name="Preformatted_20_Text"><text:span text:style-name="Source_20_Text">df = pandas.read_csv('hrdata.csv', index_col='Name', parse_dates=['Hire Date'])</text:span></text:p>
      <text:p text:style-name="P10"><text:span text:style-name="Source_20_Text">print(df)</text:span></text:p>
      <text:p text:style-name="Text_20_body">Beachten Sie den Unterschied in der Ausgabe: </text:p>
      <text:p text:style-name="Preformatted_20_Text"><text:span text:style-name="Source_20_Text"><text:s text:c="16"/>Hire Date <text:s text:c="2"/>Salary <text:s/>Sick Days remaining</text:span></text:p>
      <text:p text:style-name="Preformatted_20_Text"><text:span text:style-name="Source_20_Text">Name <text:s text:c="50"/></text:span></text:p>
      <text:p text:style-name="Preformatted_20_Text"><text:span text:style-name="Source_20_Text">Graham Chapman 2014-03-15 <text:s/>50000.0 <text:s text:c="18"/>10</text:span></text:p>
      <text:p text:style-name="Preformatted_20_Text"><text:span text:style-name="Source_20_Text">John Cleese <text:s text:c="3"/>2015-06-01 <text:s/>65000.0 <text:s text:c="19"/>8</text:span></text:p>
      <text:p text:style-name="Preformatted_20_Text"><text:span text:style-name="Source_20_Text">Eric Idle <text:s text:c="5"/>2014-05-12 <text:s/>45000.0 <text:s text:c="18"/>10</text:span></text:p>
      <text:p text:style-name="Preformatted_20_Text"><text:span text:style-name="Source_20_Text">Terry Jones <text:s text:c="3"/>2013-11-01 <text:s/>70000.0 <text:s text:c="19"/>3</text:span></text:p>
      <text:p text:style-name="Preformatted_20_Text"><text:span text:style-name="Source_20_Text">Terry Gilliam <text:s/>2014-08-12 <text:s/>48000.0 <text:s text:c="19"/>7</text:span></text:p>
      <text:p text:style-name="P10"><text:span text:style-name="Source_20_Text">Michael Palin <text:s/>2013-05-23 <text:s/>66000.0 <text:s text:c="19"/>8</text:span></text:p>
      <text:p text:style-name="Text_20_body">Das Datum ist nun korrekt formatiert, was im interaktiven Modus einfach bestätigt werden kann: </text:p>
      <text:p text:style-name="Preformatted_20_Text"><text:span text:style-name="Source_20_Text">&gt;&gt;&gt; print(type(df['Hire Date'][0]))</text:span></text:p>
      <text:p text:style-name="P10"><text:span text:style-name="Source_20_Text">&lt;class 'pandas._libs.tslibs.timestamps.Timestamp'&gt;</text:span></text:p>
      <text:p text:style-name="Text_20_body"><text:soft-page-break/>Wenn Ihre CSV-Dateien keine Spaltennamen in der ersten Zeile haben, können Sie die verwenden <text:span text:style-name="Source_20_Text">names</text:span>optionaler Parameter, um eine Liste mit Spaltennamen bereitzustellen. Sie können dies auch verwenden, wenn Sie die in der ersten Zeile bereitgestellten Spaltennamen überschreiben möchten. In diesem Fall müssen Sie dies auch mitteilen <text:span text:style-name="Source_20_Text">pandas.read_csv()</text:span>um vorhandene Spaltennamen mit dem zu ignorieren <text:span text:style-name="Source_20_Text">header=0</text:span>optionaler Parameter: </text:p>
      <text:p text:style-name="Preformatted_20_Text"><text:span text:style-name="Source_20_Text">import pandas</text:span></text:p>
      <text:p text:style-name="Preformatted_20_Text"><text:span text:style-name="Source_20_Text">df = pandas.read_csv('hrdata.csv', </text:span></text:p>
      <text:p text:style-name="Preformatted_20_Text"><text:span text:style-name="Source_20_Text"><text:s text:c="12"/>index_col='Employee', </text:span></text:p>
      <text:p text:style-name="Preformatted_20_Text"><text:span text:style-name="Source_20_Text"><text:s text:c="12"/>parse_dates=['Hired'], </text:span></text:p>
      <text:p text:style-name="Preformatted_20_Text"><text:span text:style-name="Source_20_Text"><text:s text:c="12"/>header=0, </text:span></text:p>
      <text:p text:style-name="Preformatted_20_Text"><text:span text:style-name="Source_20_Text"><text:s text:c="12"/>names=['Employee', 'Hired','Salary', 'Sick Days'])</text:span></text:p>
      <text:p text:style-name="P10"><text:span text:style-name="Source_20_Text">print(df)</text:span></text:p>
      <text:p text:style-name="Text_20_body">Beachten Sie, dass, da sich die Spaltennamen geändert haben, die in der <text:span text:style-name="Source_20_Text">index_col</text:span>und <text:span text:style-name="Source_20_Text">parse_dates</text:span>optionale Parameter müssen ebenfalls geändert werden. Dies führt nun zu folgender Ausgabe: </text:p>
      <text:p text:style-name="Preformatted_20_Text"><text:span text:style-name="Source_20_Text"><text:s text:c="20"/>Hired <text:s text:c="2"/>Salary <text:s/>Sick Days</text:span></text:p>
      <text:p text:style-name="Preformatted_20_Text"><text:span text:style-name="Source_20_Text">Employee <text:s text:c="36"/></text:span></text:p>
      <text:p text:style-name="Preformatted_20_Text"><text:span text:style-name="Source_20_Text">Graham Chapman 2014-03-15 <text:s/>50000.0 <text:s text:c="8"/>10</text:span></text:p>
      <text:p text:style-name="Preformatted_20_Text"><text:span text:style-name="Source_20_Text">John Cleese <text:s text:c="3"/>2015-06-01 <text:s/>65000.0 <text:s text:c="9"/>8</text:span></text:p>
      <text:p text:style-name="Preformatted_20_Text"><text:span text:style-name="Source_20_Text">Eric Idle <text:s text:c="5"/>2014-05-12 <text:s/>45000.0 <text:s text:c="8"/>10</text:span></text:p>
      <text:p text:style-name="Preformatted_20_Text"><text:span text:style-name="Source_20_Text">Terry Jones <text:s text:c="3"/>2013-11-01 <text:s/>70000.0 <text:s text:c="9"/>3</text:span></text:p>
      <text:p text:style-name="Preformatted_20_Text"><text:span text:style-name="Source_20_Text">Terry Gilliam <text:s/>2014-08-12 <text:s/>48000.0 <text:s text:c="9"/>7</text:span></text:p>
      <text:p text:style-name="P10"><text:span text:style-name="Source_20_Text">Michael Palin <text:s/>2013-05-23 <text:s/>66000.0 <text:s text:c="9"/>8</text:span></text:p>
      <text:h text:style-name="Heading_20_3" text:outline-level="3">Schreiben von CSV-Dateien mit <text:span text:style-name="Source_20_Text">pandas</text:span></text:h>
      <text:p text:style-name="Text_20_body">Natürlich, wenn Sie Ihre Daten nicht herausbekommen <text:span text:style-name="Source_20_Text">pandas</text:span>wieder, es tut dir nicht viel gut. Schreiben ein <text:span text:style-name="Source_20_Text">DataFrame</text:span>in eine CSV-Datei ist genauso einfach wie das Einlesen. Schreiben wir die Daten mit den neuen Spaltennamen in eine neue CSV-Datei: </text:p>
      <text:p text:style-name="Preformatted_20_Text"><text:span text:style-name="Source_20_Text">import pandas</text:span></text:p>
      <text:p text:style-name="Preformatted_20_Text"><text:span text:style-name="Source_20_Text">df = pandas.read_csv('hrdata.csv', </text:span></text:p>
      <text:p text:style-name="Preformatted_20_Text"><text:span text:style-name="Source_20_Text"><text:s text:c="12"/>index_col='Employee', </text:span></text:p>
      <text:p text:style-name="Preformatted_20_Text"><text:span text:style-name="Source_20_Text"><text:s text:c="12"/>parse_dates=['Hired'],</text:span></text:p>
      <text:p text:style-name="Preformatted_20_Text"><text:span text:style-name="Source_20_Text"><text:s text:c="12"/>header=0, </text:span></text:p>
      <text:p text:style-name="Preformatted_20_Text"><text:span text:style-name="Source_20_Text"><text:s text:c="12"/>names=['Employee', 'Hired', 'Salary', 'Sick Days'])</text:span></text:p>
      <text:p text:style-name="P10"><text:span text:style-name="Source_20_Text">df.to_csv('hrdata_modified.csv')</text:span></text:p>
      <text:p text:style-name="Text_20_body">Der einzige Unterschied zwischen diesem Code und dem obigen Lesecode besteht darin, dass der <text:span text:style-name="Source_20_Text">print(df)</text:span>Anruf wurde durch ersetzt <text:span text:style-name="Source_20_Text">df.to_csv()</text:span>, wobei der Dateiname angegeben wird. Die neue CSV-Datei sieht folgendermaßen aus: </text:p>
      <text:p text:style-name="Preformatted_20_Text"><text:span text:style-name="Source_20_Text">Employee,Hired,Salary,Sick Days</text:span></text:p>
      <text:p text:style-name="Preformatted_20_Text"><text:span text:style-name="Source_20_Text">Graham Chapman,2014-03-15,50000.0,10</text:span></text:p>
      <text:p text:style-name="Preformatted_20_Text"><text:span text:style-name="Source_20_Text">John Cleese,2015-06-01,65000.0,8</text:span></text:p>
      <text:p text:style-name="Preformatted_20_Text"><text:span text:style-name="Source_20_Text">Eric Idle,2014-05-12,45000.0,10</text:span></text:p>
      <text:p text:style-name="Preformatted_20_Text"><text:span text:style-name="Source_20_Text">Terry Jones,2013-11-01,70000.0,3</text:span></text:p>
      <text:p text:style-name="Preformatted_20_Text"><text:span text:style-name="Source_20_Text">Terry Gilliam,2014-08-12,48000.0,7</text:span></text:p>
      <text:p text:style-name="P10"><text:span text:style-name="Source_20_Text">Michael Palin,2013-05-23,66000.0,8</text:span></text:p>
      <text:h text:style-name="Heading_20_2" text:outline-level="2"><text:soft-page-break/>Fazit </text:h>
      <text:p text:style-name="Text_20_body">Wenn Sie die Grundlagen zum Lesen von CSV-Dateien verstehen, werden Sie beim Importieren von Daten nie auf dem falschen Fuß erwischt. Die meisten CSV-Lese-, -Verarbeitungs- und -Schreibaufgaben können von der Basis problemlos erledigt werden <text:span text:style-name="Source_20_Text">csv</text:span>Python-Bibliothek. Wenn Sie viele Daten lesen und verarbeiten müssen, ist die <text:span text:style-name="Source_20_Text">pandas</text:span>Die Bibliothek bietet auch schnelle und einfache CSV-Handhabungsfunktionen. </text:p>
      <text:p text:style-name="Text_20_body">Gibt es andere Möglichkeiten, Textdateien zu analysieren? Na sicher! Bibliotheken wie <text:a xlink:type="simple" xlink:href="http://www.antlr.org/" text:style-name="Internet_20_link" text:visited-style-name="Visited_20_Internet_20_Link">ANTLR </text:a>, <text:a xlink:type="simple" xlink:href="http://www.dabeaz.com/ply/" text:style-name="Internet_20_link" text:visited-style-name="Visited_20_Internet_20_Link">PLY </text:a>und <text:a xlink:type="simple" xlink:href="https://pypi.org/project/PlyPlus/" text:style-name="Internet_20_link" text:visited-style-name="Visited_20_Internet_20_Link">PlyPlus </text:a>können alle schweres Parsing bewältigen, und wenn es einfach ist <text:span text:style-name="Source_20_Text">String</text:span>Manipulation funktioniert nicht, es gibt immer <text:a xlink:type="simple" xlink:href="https://realpython.com/regex-python/" text:style-name="Internet_20_link" text:visited-style-name="Visited_20_Internet_20_Link">reguläre Ausdrücke </text:a>. </text:p>
      <text:p text:style-name="Text_20_body">Aber das sind Themen für andere Artikel…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8T03:40:34.120756891</meta:creation-date>
    <dc:date>2022-06-28T03:50:53.053233339</dc:date>
    <meta:editing-duration>PT10M21S</meta:editing-duration>
    <meta:editing-cycles>1</meta:editing-cycles>
    <meta:document-statistic meta:table-count="0" meta:image-count="0" meta:object-count="0" meta:page-count="9" meta:paragraph-count="226" meta:word-count="2380" meta:character-count="19079" meta:non-whitespace-character-count="15869"/>
    <meta:generator>LibreOffice/6.1.5.2$Linux_ARM_EABI LibreOffice_project/10$Build-2</meta:generator>
  </office:meta>
</office:document-meta>
</file>